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8000002A99A9A7A98FBBFB5AA.bmp" manifest:media-type="image/bmp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4f9" officeooo:paragraph-rsid="001a54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</text:p>
      <text:p text:style-name="P1">Test doc</text:p>
      <text:p text:style-name="P1">Test doc</text:p>
      <text:p text:style-name="P1">Test doc</text:p>
      <text:p text:style-name="P1">Test doc</text:p>
      <text:p text:style-name="P1"/>
      <text:p text:style-name="P1"><draw:frame draw:style-name="fr1" draw:name="Image1" text:anchor-type="char" svg:width="17cm" svg:height="8.269cm" draw:z-index="0"><draw:image xlink:href="Pictures/1000000000000578000002A99A9A7A98FBBFB5AA.bmp" xlink:type="simple" xlink:show="embed" xlink:actuate="onLoad" draw:mime-type="image/bmp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19:37:41.884278477</meta:creation-date>
    <dc:date>2022-08-06T19:38:42.137094043</dc:date>
    <meta:editing-duration>PT1M1S</meta:editing-duration>
    <meta:editing-cycles>1</meta:editing-cycles>
    <meta:document-statistic meta:table-count="0" meta:image-count="1" meta:object-count="0" meta:page-count="1" meta:paragraph-count="5" meta:word-count="10" meta:character-count="40" meta:non-whitespace-character-count="35"/>
    <meta:generator>LibreOffice/7.2.7.2$Linux_X86_64 LibreOffice_project/8d71d29d553c0f7dcbfa38fbfda25ee34cce99a2</meta:generator>
  </office:meta>
</office:document-meta>
</file>